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serif" svg:font-family="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left"/>
    </style:style>
    <style:style style:name="Table1.A" style:family="table-column">
      <style:table-column-properties style:column-width="0.459cm"/>
    </style:style>
    <style:style style:name="Table1.B" style:family="table-column">
      <style:table-column-properties style:column-width="16.54cm"/>
    </style:style>
    <style:style style:name="Table1.A1" style:family="table-cell">
      <style:table-cell-properties style:vertical-align="middle"/>
    </style:style>
    <style:style style:name="P1" style:family="paragraph" style:parent-style-name="Standard">
      <style:text-properties style:font-name="Times New Roman"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Times New Roman" fo:font-size="12pt" fo:language="en" fo:country="GB" style:text-underline-style="none"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Times New Roman" fo:font-size="12pt" fo:language="en" fo:country="GB"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Times New Roman" fo:font-size="12pt" fo:language="en" fo:country="GB"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Times New Roman"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Times New Roman" fo:font-size="12pt"/>
    </style:style>
    <style:style style:name="P8" style:family="paragraph" style:parent-style-name="Standard">
      <style:paragraph-properties fo:text-align="start" style:justify-single-word="false"/>
      <style:text-properties style:font-name="Times New Roman" fo:font-size="12pt" style:font-size-asian="12pt" style:font-size-complex="12pt"/>
    </style:style>
    <style:style style:name="P9" style:family="paragraph" style:parent-style-name="Standard">
      <style:paragraph-properties fo:text-align="start" style:justify-single-word="false"/>
    </style:style>
    <style:style style:name="P10" style:family="paragraph" style:parent-style-name="Standard">
      <style:paragraph-properties fo:text-align="center" style:justify-single-word="false"/>
      <style:text-properties fo:language="en" fo:country="GB" style:text-underline-style="solid" style:text-underline-width="auto" style:text-underline-color="font-color" fo:font-weight="bold" style:font-weight-asian="bold" style:font-weight-complex="bold"/>
    </style:style>
    <style:style style:name="P11" style:family="paragraph" style:parent-style-name="Standard">
      <style:paragraph-properties fo:text-align="start" style:justify-single-word="false"/>
      <style:text-properties fo:language="en" fo:country="GB"/>
    </style:style>
    <style:style style:name="P12" style:family="paragraph" style:parent-style-name="Standard">
      <style:paragraph-properties fo:text-align="start" style:justify-single-word="false"/>
      <style:text-properties fo:language="en" fo:country="GB" fo:font-style="normal" style:text-underline-style="none" fo:font-weight="normal"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style:text-underline-style="none" style:font-style-asian="normal" style:font-style-complex="normal"/>
    </style:style>
    <style:style style:name="P14" style:family="paragraph" style:parent-style-name="Heading_20_4">
      <style:text-properties style:font-name="Times New Roman" fo:font-size="12pt" fo:font-weight="normal" style:font-size-asian="12pt" style:font-weight-asian="normal" style:font-size-complex="12pt" style:font-weight-complex="normal"/>
    </style:style>
    <style:style style:name="P15" style:family="paragraph" style:parent-style-name="Table_20_Contents">
      <style:text-properties style:font-name="Times New Roman" fo:font-size="12pt" fo:font-weight="normal" style:font-size-asian="12pt" style:font-weight-asian="normal" style:font-size-complex="12pt" style:font-weight-complex="normal"/>
    </style:style>
    <style:style style:name="P16" style:family="paragraph" style:parent-style-name="Heading_20_3">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Times New Roman"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Times New Roman" fo:font-size="12pt" fo:language="en" fo:country="GB" style:text-underline-style="none" fo:font-weight="normal" style:font-size-asian="12pt" style:font-weight-asian="normal" style:font-size-complex="12pt" style:font-weight-complex="normal"/>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size="12pt" style:text-underline-style="none" fo:font-weight="normal" style:font-size-asian="12pt" style:font-weight-asian="normal" style:font-size-complex="12pt" style:font-weight-complex="normal"/>
    </style:style>
    <style:style style:name="T4" style:family="text">
      <style:text-properties style:font-name="Times New Roman"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style:font-name="Times New Roman" fo:font-size="12pt" fo:language="en" fo:country="GB" fo:font-style="italic" style:text-underline-style="none" fo:font-weight="normal" style:font-size-asian="12pt" style:font-style-asian="italic" style:font-weight-asian="normal" style:font-size-complex="12pt" style:font-style-complex="italic" style:font-weight-complex="normal"/>
    </style:style>
    <style:style style:name="T6"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style:font-name="Times New Roman" fo:font-size="12pt" fo:font-weight="normal" style:font-size-asian="12pt" style:font-weight-asian="normal" style:font-size-complex="12pt" style:font-weight-complex="normal"/>
    </style:style>
    <style:style style:name="T8" style:family="text">
      <style:text-properties style:font-name="Times New Roman" fo:language="en" fo:country="GB" style:text-underline-style="none" fo:font-weight="normal" style:font-size-asian="12pt" style:font-weight-asian="normal" style:font-size-complex="12pt" style:font-weight-complex="normal"/>
    </style:style>
    <style:style style:name="T9" style:family="text">
      <style:text-properties style:text-underline-style="none" fo:font-weight="normal" style:font-size-asian="12pt" style:font-weight-asian="normal" style:font-size-complex="12pt" style:font-weight-complex="normal"/>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font-style-asian="italic" style:font-style-complex="italic"/>
    </style:style>
    <style:style style:name="T14" style:family="text">
      <style:text-properties fo:font-style="italic"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none" style:font-style-asian="normal" style:font-style-complex="normal"/>
    </style:style>
    <style:style style:name="T17" style:family="text">
      <style:text-properties fo:font-style="normal" style:font-style-asian="normal" style:font-style-complex="normal"/>
    </style:style>
    <style:style style:name="T18" style:family="text">
      <style:text-properties fo:language="en" fo:country="GB" style:text-underline-style="none"/>
    </style:style>
    <style:style style:name="T19" style:family="text">
      <style:text-properties fo:language="en" fo:country="GB" style:text-underline-style="none" fo:font-weight="normal" style:font-size-asian="12pt" style:font-weight-asian="normal" style:font-size-complex="12pt" style:font-weight-complex="normal"/>
    </style:style>
    <style:style style:name="T20" style:family="text">
      <style:text-properties fo:language="en" fo:country="GB" fo:font-style="normal" style:text-underline-style="none" fo:font-weight="normal" style:font-style-asian="normal" style:font-weight-asian="normal" style:font-style-complex="normal" style:font-weight-complex="normal"/>
    </style:style>
    <style:style style:name="T21" style:family="text">
      <style:text-properties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T22" style:family="text">
      <style:text-properties fo:language="en" fo:country="GB" fo:font-style="italic" style:text-underline-style="none" fo:font-weight="normal" style:font-size-asian="12pt" style:font-style-asian="italic" style:font-weight-asian="normal" style:font-size-complex="12pt" style:font-style-complex="italic" style:font-weight-complex="normal"/>
    </style:style>
    <style:style style:name="T23" style:family="text">
      <style:text-properties style:font-size-asian="12pt" style:font-size-complex="12pt"/>
    </style:style>
    <style:style style:name="T24" style:family="text">
      <style:text-properties style:font-name="serif"/>
    </style:style>
    <style:style style:name="T25" style:family="text">
      <style:text-properties fo:font-weight="bold"/>
    </style:style>
    <style:style style:name="T26" style:family="text">
      <style:text-properties style:text-position="super 58%" fo:font-style="normal" style:font-style-asian="normal" style:font-style-complex="normal"/>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Using Genetic Algorithms to Enhance the Believability of NPCs</text:p>
      <text:p text:style-name="P10"/>
      <text:p text:style-name="P3"/>
      <text:p text:style-name="P3"/>
      <text:p text:style-name="P3">The literature review is an essential requirement of any academic project. This provides the background to the project, it establishes what you intend to do, and shows the reader that what you have done is the result of academic study, rather than an unfounded whim. The literature review is where you contextualise your work with respect to existing published literature. If undertaking an external project, you should also describe the client and outline the nature of their work or business, and explain how the artefact will address the client’s needs. </text:p>
      <text:p text:style-name="P3"/>
      <text:p text:style-name="P4"/>
      <text:p text:style-name="P2"><text:span text:style-name="T18">Constructing Intelligent Agents </text:span>in Games!</text:p>
      <text:p text:style-name="P2">http://www.naefrontiers.org/file.aspx?id=21943</text:p>
      <text:p text:style-name="P2"/>
      <text:p text:style-name="P2">Before that, Downsides of FSMs.</text:p>
      <text:p text:style-name="P2"/>
      <text:p text:style-name="P2">constructing intelligent agents in games</text:p>
      <text:p text:style-name="P2">genetic algorithms in video games</text:p>
      <text:h text:style-name="P16" text:outline-level="3"><text:a xlink:type="simple" xlink:href="http://ieeexplore.ieee.org/xpls/abs_all.jsp?arnumber=1545941" text:style-name="Internet_20_link">Real-time neuroevolution in the NERO </text:a><text:a xlink:type="simple" xlink:href="http://ieeexplore.ieee.org/xpls/abs_all.jsp?arnumber=1545941" text:style-name="Internet_20_link"><text:span text:style-name="T25">video game</text:span></text:a></text:h>
      <text:p text:style-name="P2"/>
      <text:p text:style-name="P4"/>
      <text:p text:style-name="P4"/>
      <text:p text:style-name="P5">Abstract</text:p>
      <text:p text:style-name="P9"><text:span text:style-name="Strong_20_Emphasis"><text:span text:style-name="T3">"Computers are incredibly fast, accurate and stupid. On the other hand, a well trained operator as compared with a computer is incredibly slow, inaccurate and brilliant" (Unknown, 1969).</text:span></text:span></text:p>
      <text:p text:style-name="P9"><text:span text:style-name="Strong_20_Emphasis"><text:span text:style-name="T3"/></text:span></text:p>
      <text:p text:style-name="P9"><text:span text:style-name="Strong_20_Emphasis"><text:span text:style-name="T3">"In most modern video games, character behaviour is scripted; no matter how many times the player exploits a weakness, that weakness is never repaired. Yet, if game characters could learn through interacting with the player, behaviour could improve as the game is played, keeping it interesting" (Bryant et al, 2005).</text:span></text:span></text:p>
      <text:p text:style-name="P4"/>
      <text:p text:style-name="P5">Literature Review</text:p>
      <text:p text:style-name="P4">The video game industry has made a very clear push within recent years towards virtual environments that accurately mimic real-world settings, with a large focus on believability of game elements such as physics or graphics. Despite this, the industry still relies on finite state machines for the computer-controlled characters within these environments, also known as non-player characters (NPCs). As a result, NPCs lack the same degree of believability as their surroundings. In 2013, the global video game industry was valued at $93 billion (Gartner, 2013). Video games are the perfect platform for testing new AI techniques such as genetic algorithms, partly due to the lack of recent developement of AI in games, but also because of the millions of players acting as testers, and also because of the minimal risk to human life video games have, as well as the benefits to the video game industry that can result: increased longevity of games, with emergent, changing gameplay, and decreased production costs. There are also benefits to having learning agents outside of the video game industry - such as potential improvements in education and training with computers. Stanley, Bryant and Miikkulainen suggested machine learning based upon natural evolutionary methods were the way forward and worked on allowing game agents to learn and evolve in real time (Bryant et al, 2005, 653).</text:p>
      <text:p text:style-name="P4"/>
      <text:p text:style-name="P4"><text:s/>“The artificial intelligence systems of video games have historically relied on finite state machines <text:soft-page-break/>to provide a decision-making mechanism for the computer-controlled characters. These finite state machines are implemented in virtually all computer games that have been developed and released” (Miles and Tashakkori, 2010, 32-33).</text:p>
      <text:p text:style-name="P7"><text:span text:style-name="T19">Part of the reason finite state machine (FSMs) are used is that they are very simple to make and implement, and they can be adapted to work in many ways. For example, Musse and Thalmann used a hierarchical FSM architecture to model the behaviour of crowds of characters, while Devillers and Donikian developed a scenario language that used FSMs to specify most of the instructions (</text:span><text:span text:style-name="T9">Rudomı</text:span><text:span text:style-name="T23">n et al, 2005, 742). Finite state machines are used to model and code a character's behavior in a limited or finite number of states, with transitions between states happening according to input from the game. FSMs are very versatile and can be either simple or complex, they are easy to understand and code, and they help to make an aglorithm behave in a deterministic way. To provide an example of a FSM from the iPhone game Unstoppable Jake:</text:span></text:p>
      <text:p text:style-name="P8"/>
      <text:p text:style-name="P9"><text:span text:style-name="T2">"</text:span><text:span text:style-name="T23">Each instance of the Terror Drone in the level, holds his own state variables, when the TerrorDrone </text:span><text:span text:style-name="T7">is constructed, the </text:span><text:span text:style-name="Strong_20_Emphasis"><text:span text:style-name="T7">mState</text:span></text:span><text:span text:style-name="T7"> variable, which keeps track of its current state is initialized to </text:span><text:span text:style-name="Strong_20_Emphasis"><text:span text:style-name="T7">TerrorDroneState.MOVE</text:span></text:span><text:span text:style-name="T7">, and the update function is called in an endless loop, performing different things according to the current state.</text:span></text:p>
      <text:h text:style-name="P14" text:outline-level="4">Main Loop</text:h>
      <text:section text:style-name="Sect1" text:name="highlighter_150108">
        <table:table table:name="Table1" table:style-name="Table1">
          <table:table-column table:style-name="Table1.A"/>
          <table:table-column table:style-name="Table1.B"/>
          <table:table-row>
            <table:table-cell table:style-name="Table1.A1" office:value-type="string">
              <text:p text:style-name="P15">1</text:p>
              <text:p text:style-name="P15">2</text:p>
              <text:p text:style-name="P15">3</text:p>
              <text:p text:style-name="P15">4</text:p>
              <text:p text:style-name="P15">5</text:p>
              <text:p text:style-name="P15">6</text:p>
              <text:p text:style-name="P15">7</text:p>
              <text:p text:style-name="P15">8</text:p>
              <text:p text:style-name="P15">9</text:p>
              <text:p text:style-name="P15">10</text:p>
              <text:p text:style-name="P15">11</text:p>
              <text:p text:style-name="P15">12</text:p>
              <text:p text:style-name="P15">13</text:p>
              <text:p text:style-name="P15">14</text:p>
              <text:p text:style-name="P15">15</text:p>
              <text:p text:style-name="P15">16</text:p>
              <text:p text:style-name="P15">17</text:p>
              <text:p text:style-name="P15">18</text:p>
              <text:p text:style-name="P15">19</text:p>
              <text:p text:style-name="P15">20</text:p>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30</text:p>
              <text:p text:style-name="P15">31</text:p>
              <text:p text:style-name="P15">32</text:p>
              <text:p text:style-name="P15">33</text:p>
              <text:p text:style-name="P15"><text:soft-page-break/>34</text:p>
              <text:p text:style-name="P15">35</text:p>
            </table:table-cell>
            <table:table-cell table:style-name="Table1.A1" office:value-type="string">
              <text:p text:style-name="Table_20_Contents"><text:span text:style-name="Source_20_Text"><text:span text:style-name="T7">function TerrorDrone:Update()</text:span></text:span></text:p>
              <text:p text:style-name="P15"> </text:p>
              <text:p text:style-name="Table_20_Contents"><text:span text:style-name="Source_20_Text"><text:span text:style-name="T7">-- Update current time</text:span></text:span></text:p>
              <text:p text:style-name="Table_20_Contents"><text:span text:style-name="Source_20_Text"><text:span text:style-name="T7">    self.mCurMS = gw.getCurrentMs()</text:span></text:span></text:p>
              <text:p text:style-name="P15"> </text:p>
              <text:p text:style-name="Table_20_Contents"><text:span text:style-name="Source_20_Text"><text:span text:style-name="T7">    -- get self current position</text:span></text:span></text:p>
              <text:p text:style-name="Table_20_Contents"><text:span text:style-name="Source_20_Text"><text:span text:style-name="T7">    self.x, self.y = go.getPosition(self.ptr)</text:span></text:span></text:p>
              <text:p text:style-name="Table_20_Contents"><text:span text:style-name="Source_20_Text"><text:span text:style-name="T7">    self.px, self.py = gw.getPlayerPosition()</text:span></text:span></text:p>
              <text:p text:style-name="P15"> </text:p>
              <text:p text:style-name="Table_20_Contents"><text:span text:style-name="Source_20_Text"><text:span text:style-name="T7">    -------------------</text:span></text:span></text:p>
              <text:p text:style-name="Table_20_Contents"><text:span text:style-name="Source_20_Text"><text:span text:style-name="T7">    -- State Machine --</text:span></text:span></text:p>
              <text:p text:style-name="Table_20_Contents"><text:span text:style-name="Source_20_Text"><text:span text:style-name="T7">    -------------------</text:span></text:span></text:p>
              <text:p text:style-name="P15"> </text:p>
              <text:p text:style-name="Table_20_Contents"><text:span text:style-name="Source_20_Text"><text:span text:style-name="T7">    if (self.mState == TerrorDroneState.MOVE) then</text:span></text:span></text:p>
              <text:p text:style-name="Table_20_Contents"><text:span text:style-name="Source_20_Text"><text:span text:style-name="T7">        self:UpdateMOVE()</text:span></text:span></text:p>
              <text:p text:style-name="P15"> </text:p>
              <text:p text:style-name="Table_20_Contents"><text:span text:style-name="Source_20_Text"><text:span text:style-name="T7">    elseif (self.mState == TerrorDroneState.TURN) then</text:span></text:span></text:p>
              <text:p text:style-name="Table_20_Contents"><text:span text:style-name="Source_20_Text"><text:span text:style-name="T7">        self:UpdateTURN()</text:span></text:span></text:p>
              <text:p text:style-name="P15"> </text:p>
              <text:p text:style-name="Table_20_Contents"><text:span text:style-name="Source_20_Text"><text:span text:style-name="T7">    elseif (self.mState == TerrorDroneState.CHASE) then</text:span></text:span></text:p>
              <text:p text:style-name="Table_20_Contents"><text:span text:style-name="Source_20_Text"><text:span text:style-name="T7">        self:UpdateCHASE()</text:span></text:span></text:p>
              <text:p text:style-name="P15"> </text:p>
              <text:p text:style-name="Table_20_Contents"><text:span text:style-name="Source_20_Text"><text:span text:style-name="T7">    elseif (self.mState == TerrorDroneState.EXPLODE) then</text:span></text:span></text:p>
              <text:p text:style-name="Table_20_Contents"><text:span text:style-name="Source_20_Text"><text:span text:style-name="T7">        self:UpdateEXPLODE()</text:span></text:span></text:p>
              <text:p text:style-name="P15"> </text:p>
              <text:p text:style-name="Table_20_Contents"><text:span text:style-name="Source_20_Text"><text:span text:style-name="T7">    end</text:span></text:span></text:p>
              <text:p text:style-name="P15"> </text:p>
              <text:p text:style-name="Table_20_Contents"><text:span text:style-name="Source_20_Text"><text:span text:style-name="T7">end</text:span></text:span></text:p>
              <text:p text:style-name="P15"> </text:p>
              <text:p text:style-name="Table_20_Contents"><text:span text:style-name="Source_20_Text"><text:span text:style-name="T7">function TerrorDrone:switchState(newState)</text:span></text:span></text:p>
              <text:p text:style-name="Table_20_Contents"><text:span text:style-name="Source_20_Text"><text:span text:style-name="T7">    app.logString("TerrorDrone Changed State: " .. self.mState .. " -&gt; " .. newState)</text:span></text:span></text:p>
              <text:p text:style-name="P15"> </text:p>
              <text:p text:style-name="Table_20_Contents"><text:span text:style-name="Source_20_Text"><text:span text:style-name="T7">    self.mPrevState = self.mState</text:span></text:span></text:p>
              <text:p text:style-name="Table_20_Contents"><text:soft-page-break/><text:span text:style-name="Source_20_Text"><text:span text:style-name="T7">    self.mState = newState</text:span></text:span></text:p>
              <text:p text:style-name="Table_20_Contents"><text:span text:style-name="Source_20_Text"><text:span text:style-name="T7">end"</text:span></text:span></text:p>
              <text:p text:style-name="Table_20_Contents"><text:span text:style-name="Source_20_Text"><text:span text:style-name="T7"/></text:span></text:p>
            </table:table-cell>
          </table:table-row>
          <table:table-row>
            <table:table-cell table:style-name="Table1.A1" office:value-type="string">
              <text:p text:style-name="P15"/>
            </table:table-cell>
            <table:table-cell table:style-name="Table1.A1" office:value-type="string">
              <text:p text:style-name="P15"/>
            </table:table-cell>
          </table:table-row>
        </table:table>
      </text:section>
      <text:p text:style-name="P2">(Zana, 2013)</text:p>
      <text:p text:style-name="P4"/>
      <text:p text:style-name="P4">Geisler states that the downside of using this system is the “high level of predictability of opponents, and a large amount of work manually programming each rule”. To mimic human vs human involves a high amount of tuning for game balance, where </text:p>
      <text:p text:style-name="P7"><text:span text:style-name="T19">“for the experienced player, the AI is never “good enough”. It needs to keep challenging the player, to adapt to the player and if possible learn from the player. </text:span><text:span text:style-name="T24">Instead, a good player will learn the behavior of the enemy AI and begin exploiting it.</text:span><text:span text:style-name="T19">” (Geisler, 2004, 54).</text:span></text:p>
      <text:p text:style-name="P7"><text:span text:style-name="T19">While this does have its place in modern games, there should also still be challenge for skilled players. To ensure quality opponents we can turn to machine learning, which is concerned with improving it's performance of a task through multiple generations and experience. While this is </text:span><text:span text:style-name="T19">standard to “academics”, evolutionary computation methods such as genetic algorithms have only very recently started to be considered within video games. While in the past, these methods were considered too hardware-intensive on memory and CPU to be a common option, with the current </text:span><text:span text:style-name="T19">hardware advancements it is very possible. In fact, these methods have been evidenced in earlier games such as </text:span><text:span text:style-name="T22">Black and White</text:span><text:span text:style-name="T21">, and </text:span><text:span text:style-name="T22">Creatures</text:span><text:span text:style-name="T19"> (Geisler, 2004, 54-56). Cole et al said that “authors of bots spend an enormous amount of time setting parameters”, where more realistic bots results in exponentially more complicated and time-consuming parameter coding, with bots defined as computer-controlled rule-based expert robots. Lack of game balance can result from this as it is up to a programmer who may not be well versed in the game in question to accurately create the intended game balance (Cole et al, 2004, 139). Finite state machines therefore leave room for improvement, especially in the area of making AI behave unpredictably and “human-like”. Rather than spend time working on improving their AI, many game developers simply choose to make opponents “harder” by inflating their values, such as health - enemies are made more challenging, not with improved intelligence but with bigger guns (Laird and VanLent, 2001). As a result of this, many big games spend very little time innovating or improving on standard AI practices - it takes time, and with games now costing as much $100 million or more to make (Huerta, 2014), innovation is a risk many developers do not want to take (Cook, 2015), especially in iterative franchises where AI assets can be re-used, such as Call of Duty. To further prove this point, Rock Paper Shotgun wrote on article about the future and past AI in games, saying:</text:span></text:p>
      <text:p text:style-name="P4"/>
      <text:p text:style-name="P7"><text:span text:style-name="T19">“Players correlated intelligence with challenge – in other words, smarter enemies should be harder to defeat. Bungie noticed that if you simply doubled the health of an enemy, playtesters would report that they seemed more intelligent. The takeaway was a realisation that what the game was doing simply didn’t matter – what mattered was what the player </text:span><text:span text:style-name="Emphasis"><text:span text:style-name="T19">thought</text:span></text:span><text:span text:style-name="T19"> the game was doing.” (Cook, 2015). While this works to make the game more challenging and the AI seem tougher, enemies are still open to having their weaknesses exploited and the same holes in their defence taken advantage of multiple times. By changing what the AI use and and composition of a population of enemies to be better suited to the task at hand, the game changes based on the player's actions, and the AI appear to learn - which, as said, is just as important as having “smarter” AI.</text:span></text:p>
      <text:p text:style-name="P4"/>
      <text:p text:style-name="P7"><text:span text:style-name="T8">Cook goes on to say that the “graphics race” push for bigger and better game worlds is slowing down and about to run its course, and with AI becoming a strong point of comparison for modern games, with</text:span><text:span text:style-name="T19"> games like Alien: Isolation and No Man's Sky hinting at AI being applied at larger scales and more robustly than ever before (Cook, 2015). Miikkulainen said the current AI model does not work well in video games, due to the the large amount of agents running at once and also due to the </text:span></text:p>
      <text:p text:style-name="P4">large, changing environments that run in real-time. He goes on to say that computational <text:soft-page-break/>intelligence, primarily evolutionary computation, is well suited for use within video games, making use of adapting, embedded intelligent agents, ultimately making progress towards intelligent machines. In the long run, it will lead to better games, with both reduced production costs, and less bugs. It will also allow for training games, for games to get better with the player, and always provide a fair challenge (Miikkulainen, 2007).</text:p>
      <text:p text:style-name="P4"/>
      <text:p text:style-name="P7"><text:span text:style-name="T8">Woody Bledsoe said in his AAAI Presidential Address that his dream for computers “was </text:span><text:span text:style-name="T1">filled with the wild excitement of seeing a machine act like a human being, at least in many ways". "My dream computer person liked to walk and play Ping-Pong, especially with me. And I liked to teach it things-because it could learn dexterity skills as well as mental concepts. And much more." (Bledsoe, 1985).</text:span></text:p>
      <text:p text:style-name="P7"/>
      <text:p text:style-name="P7"/>
      <text:p text:style-name="P4"><text:span text:style-name="T1">The idea of mimicking the mechanics of biological evolution to develop powerful algorithms as opposed to other methods such as finite state machines has been around for more than 30 years, since innovate researchers in the US and Europe independently came up with the idea (Back and Schwefel, 1996, 20). Evolutionary programming was originally introduced as an attempt to create artificial intelligence, and to evolve finite state machines to predict events on the basis of former observations. In addition, they were designed with the goal of solving difficult discrete and continuous, mainly experimental parameter observational problems (Back et al, 1997, 3-4). This is well suited to the problem at hand, assessing the performance of NPCs based upon a set of parameters and then make changes based upon former events, and to investigate whether AI using evolutionary programming algorithms are more effective than other methods, such as FSMs, and whether they are appropriate for use in a modern games industry. Evolutionary algorithms mimic the process of natural evolution, which in itself is the combination of new genetic information and its evaluation and selection. The better an individual performs, the greater the chance of distributing genetic information and over time and generations, this leads to a population of individuals with above average fitness. At least three primary evolutionary algorithms have been distinguished : evolution strategies, genetic algorithms and evolutionary programming. From these three, countless variants exist, but the main differences lie in the representation of individuals, design of variation operators (mutation, crossover, recombination - more are still being researched) and the selection and reproduction mechanism (Back et al, 1997, 4-6). The search space is defined on a case by case basis depending on the needs and what is being observed, and observational metrics can be defined as a result of the search space, based upon the end goal or purpose of the algorithm, which represents genotypes and phenotypes. Evolutionary computing is adept at optimisation - the art of improving upon an idea. It consists of trying variations of an initial concept and using the information gained to improve on the idea. A computer excels at this as long as the idea can be numerically input and there can also be an output. A genetic algorithm is therefore using the computer for optimisation as opposed to using human-made values. This will save time and effort on inputting and fine-tuning values as would be done in a FSM system, and will also automatically reach an end goal, as opposed to a human-made end which may be sub-par. What, however, makes a good or even “best” solution? This implies that there is more than one solution, and that some are better than others. The definition of these things is based upon the problem, the search space, and the method of solution. Some problems do have exact answers, while others only have minimum and maximum solutions known as optimal points (Haupt and Haupt, 2004, 1). </text:span>In addition, an original solution the developer had not thought of may result (Miikkulainen, 2007).<text:span text:style-name="T1"> Genetic algorithms excel at this type of problem-solving: where there an ideal that can be iterated through based on initial data to try and get closer and closer to the answer, or optimal point. As such, a genetic algorithm is ideal for the current project - the goal to assess the performance of an actor in a population to reach an ideal point of high fitness.</text:span></text:p>
      <text:p text:style-name="P4"/>
      <text:p text:style-name="P4">There have been several other researchers that have attempted to do use evolutionary algorithms <text:soft-page-break/>within video games, such as Cole, Louis and Miles in 2004, who used genetic algorithms to test AI behaviour in <text:span text:style-name="T11">Counter-Strike</text:span><text:span text:style-name="T17"> to discover if genetic algorithms produced a marked improvement on the default finite state machine-based AI bots, using the ELO system for skill in lieu of a fitness value. They discovered that after only a few generations, genetic algorithms reached the level of a human-coded AI bot that was coded by a game expert. They even theorised that such a method could be extended to other first-person games and even other genres, and that it could reduce development time, in addition to the programmer no longer needed high level knowledge of the game in question. (Cole et al, 2004). NERO (Neuro Evolving Robotic Operatives), a game produced at the Digital Media Collaboratory involves the player training digital agents to battle each other, whereupon they will evolve in real time (Miikkulainen, 2007). They ran into the issue that if evolution occurs at each generation, the behaviour of an entire population would change instantly, which would be obvious to the player. In addition, behaviour would remain the same for long periods of time, which makes it seem like there is no evolution at all. This was fixed replacing a single individual every few game ticks. Since there were no play testers for this project, and because making congruous, smooth gameplay was not a high priority, the latter solution was not implemented. It is however, a valid concern if evolving agents were put into a polished game, but not important to this project.</text:span></text:p>
      <text:p text:style-name="P6"/>
      <text:p text:style-name="P4"><text:span text:style-name="T17">Guha, Hastings and Stanley created evolutionary content generation for the video game Galactic Arms Race, where content is given a fitness value based on how much it is used by players after it is spawned into the game world. As with this project, they used a spawning pool that content is randomly selected from by random probability, ensuring diversity and that previous high fitness solutions might re-appear. The unique aspect of Galactic Arms Race is that weapons evolve based upon and randomly appear based on whether they were found to be favoured by players in the past – the individual weapons themselves in theory are not good or bad, as strength and speed does not vary. Rather, the pattern of particles fired changes, resulting in a complex multi-objective co-evolutionary landscape (Guha et al, 2009). This is similar to what has been undertaken in this project, the key difference being that part of the goal for this project is to find the best combination of different equipment, and also to find what equipment is best, though they were intended to be equal when created by the developers. The conclusion to Guha's work states that due to the constant evolution that is based on player tastes, the result is a constant stream of new content suited to what player's want, keeping them more engaged for longer and increasing replay value (Guha et al, 2009). This project is different in that evolution is based upon AI actions and performance, and thus different conclusions and data can be drawn at its conclusion. In 2006, Aha and others used evolutionary learning to generate AI tactics in RTS game </text:span><text:span text:style-name="T11">Wargus</text:span><text:span text:style-name="T17">. They found that automatically evolved knowledge bases can adapt to many different strategies, and can also evolve high quality tactics (Aha et al, 2006, 83).</text:span></text:p>
      <text:p text:style-name="P7"/>
      <text:p text:style-name="P7"><text:span text:style-name="T19">Fogel wrote in 2006 that a calculator is not intelligent, everything it knows has been programmed by a person, they can never learn anything new, and outside of their domain, they are useless - they know what they know because a person has already done it. “The dream of the intelligent machine is the vision </text:span>of creating something that does not depend on having people preprogram its problem-solving behavior" <text:span text:style-name="T19">(Fogel, D. B., 2006, 1). This is a direct parallel to the use of finite state machines within AI and video games, compared to the use of evolutionary computing and genetic algorithms. Once the conditions, metrics and end goal for a genetic algorithm has been set, the population will continue to adapt and change without any input from a programmer and in doing so they can be used to simulate a learning and organic environment. Soni and Hingston have said that while the question of what makes for an interesting or “fun” opponent is up for debate, it is widely accepted that both extreme sub-human and super-human levels of skill result in a lack of fun. Rather, for maximum enjoyment, the skill level of an opponent should generally be close to the human playing the game, and that humans prefer human-like opponents. One factor affecting this is the unpredictability of the AI - “ a more predictable opponent is easier to defeat, and predictability is </text:span><text:soft-page-break/><text:span text:style-name="T19">generally thought to be an indicator that one's opponent is following a fixed set of instructions, computer-like” (Hingston and Soni, 2008, 363). Evolutionary computation, including genetic algorithms, help to make an NPC more efficient and more unpredictable by changing aspects of an NPC based upon fitness values and other metrics, and in turn this simulates learning and creates a new experience for the player. From these statements, it can be concluded that genetic algorithms can be better for simulated realistic and human-like AI, and that they have a lot of unexplored potential due to their minimal use in games.</text:span></text:p>
      <text:p text:style-name="P4"/>
      <text:p text:style-name="P7"><text:span text:style-name="T19">According to Guha, Hastings and Stanley, machine learning, which genetic algorithms are a subsidiary of, have thus far been used in only three commercial video games: </text:span><text:span text:style-name="T22">Colin McRae Rally 2.0, Creatures 3</text:span><text:span text:style-name="T19">, and </text:span><text:span text:style-name="T22">Black and White 2, </text:span><text:span text:style-name="T21">although the AI brains in these games is generally trained before release. While “evolving game content is an emerging research area with great potential to contribute to the mainstream gaming industry”, there currently exists no game that evolves novel content as the game is played (Guha et al, 2009), despite the fact that it has been shown that machine learning has a lot of use in developing video games.</text:span></text:p>
      <text:p text:style-name="P4"/>
      <text:p text:style-name="P4"/>
      <text:p text:style-name="P6"/>
      <text:p text:style-name="P4"/>
      <text:p text:style-name="P4">From looking at many similar research papers, it is visible that genetic algorithms are a popular method for improving gameplay within many different genres of games. It has been concluded multiple times that evolutionary algorithms can save on development time and produce comparable or even better results compared to other popular methods of AI implementation, such as finite state machines. While FSMs are very popular, they have flaws that genetic algorithms can improve upon. Research is on-going as to how evolutionary computing can be implemented into modern video games, but it is widely believed that the changing, evolving content genetic algorithms can produce can keep players engaged and interested, as well as keep gameplay fresh, extending the life cycle of modern games. It is generally accepted that AI advancements have been suffering in recent years, and games that feature excellent AI, such as Alien: Isolation, are critically acclaimed and respected for the interesting scenarios and opponents that feature. Furthermore, the focus on graphics has been falling off and AI is looking more and more appealing as a way to enhance the believability of game worlds and NPCs.</text:p>
      <text:p text:style-name="P4"/>
      <text:p text:style-name="P4"/>
      <text:p text:style-name="P4"/>
      <text:p text:style-name="P4"/>
      <text:p text:style-name="P4"/>
      <text:p text:style-name="P4"/>
      <text:p text:style-name="P5">Bibliography</text:p>
      <text:p text:style-name="P11"><text:span text:style-name="T3">Miles, J. and Tashakkori, R. (2010) Improving Believability Of Simulated Characters. </text:span><text:span text:style-name="T12">Journal of Computing Sciences in Colleges, </text:span><text:span text:style-name="T15">25(3) 32-29.</text:span></text:p>
      <text:p text:style-name="P12"/>
      <text:p text:style-name="P9"><text:span text:style-name="T20"><text:s/>Hernandez, B., Millan, E. and Rudomin, I. (2005) </text:span><text:span text:style-name="T6">Fragment shaders for agent animation using</text:span></text:p>
      <text:p text:style-name="P1">finite state machines. <text:span text:style-name="T11">Simulated Modelling Practice and Theory</text:span><text:span text:style-name="T16">, 13 741-751.</text:span></text:p>
      <text:p text:style-name="P6"/>
      <text:p text:style-name="P9"><text:span text:style-name="T4">Zana, G. (2013) </text:span><text:span text:style-name="T13">Modeling a Simple AI behavior using a Finite State Machine</text:span><text:span text:style-name="T16">. [online] Available from: http://web.archive.org/web/20130203032845/http://blog.manuvra.com/modeling-a-simple-ai-</text:span><text:span text:style-name="T16">behavior-using-a-finite-state-machine/ [Accessed 30 March 2015].</text:span></text:p>
      <text:p text:style-name="P13"/>
      <text:p text:style-name="P13"/>
      <text:p text:style-name="P9"><text:span text:style-name="T16">Back, T., and Schwefel, H. P. (1996) Evolutionary computation: An overview. </text:span><text:span text:style-name="T14">Evolutionary Computation, 1996., Proceedings of IEEE International Conference on,</text:span><text:span text:style-name="T16"> 20-29.</text:span></text:p>
      <text:p text:style-name="P13"><text:soft-page-break/></text:p>
      <text:p text:style-name="P9"><text:span text:style-name="T16">Geisler, B. (2004). Integrated machine learning for behavior modeling in video games. </text:span><text:span text:style-name="T14">Challenges in game artificial intelligence: papers from the 2004 AAAI workshop, </text:span><text:span text:style-name="T16">54-62.</text:span></text:p>
      <text:p text:style-name="P6"/>
      <text:p text:style-name="P6">Cole, N., Louis, S. J., and Miles, C. (2004) Using a genetic algorithm to tune first-person shooter bots. <text:s/><text:span text:style-name="T10">Evolutionary Computation, 2004, </text:span><text:s/>1 139-145.</text:p>
      <text:p text:style-name="P6"/>
      <text:p text:style-name="P6">Bledsoe, W. (1986) I had a dream: AAAI presidential address. <text:span text:style-name="T10">AI Magazine</text:span>, <text:span text:style-name="T10">7</text:span>(1) 57.</text:p>
      <text:p text:style-name="P6"/>
      <text:p text:style-name="P6"><text:s/>Hingston, P. and Soni, B. (2008) Bots trained to play like a human are more fun. <text:span text:style-name="T10">Neural Networks, 2008 (IEEE World Congress on Computational Intelligence),</text:span> 363-369.</text:p>
      <text:p text:style-name="P6"/>
      <text:p text:style-name="P9"><text:span text:style-name="T4">Unknown (1969) </text:span><text:span text:style-name="T5">Advances in Instrumentation,</text:span><text:span text:style-name="T4"> 24(4) 691</text:span><text:span text:style-name="T4">.</text:span></text:p>
      <text:p text:style-name="P6"/>
      <text:p text:style-name="P9">Fogel, D. B. (2006) <text:span text:style-name="T10">Evolutionary computation: toward a new philosophy of machine intelligence. </text:span><text:span text:style-name="T17">Third Edition.</text:span> John Wiley &amp; Sons.</text:p>
      <text:p text:style-name="P6"/>
      <text:p text:style-name="P9">Laird, J., and VanLent, M. (2001) Human-level AI's killer application: Interactive computer games. <text:span text:style-name="T10">AI magazine</text:span>, <text:span text:style-name="T17">22 </text:span>(2) 15.</text:p>
      <text:p text:style-name="P6"/>
      <text:p text:style-name="P6">Cook, M. (2015) Electric Dreams, Part 1: The Lost Future Of AI. [online] Rock Paper Shotgun. Available from: http://www.rockpapershotgun.com/2015/02/13/electric-dreams-part-1-the-lost-future-of-ai/ [Accessed 30 March 2015].</text:p>
      <text:p text:style-name="P6"/>
      <text:p text:style-name="P6">Cook, M. (2015) Electric Dreams, Part 4: The Lost Art Of Dreaming. [online] Rock Paper Shotgun. Available from: http://www.rockpapershotgun.com/2015/03/27/electric-dreams-part-4-the-lost-art-of-dreaming/ [Accessed 30 March 2015].</text:p>
      <text:p text:style-name="P6"/>
      <text:p text:style-name="P9"><text:span text:style-name="T4">Huerta, D. (2014) </text:span><text:bookmark text:name="__w2_SS90Nuk_toggle_link"/><text:bookmark text:name="ld_jskogq_41044"/><text:bookmark text:name="ld_jskogq_41045"/><text:span text:style-name="T4">What is the average cost of development for video games like Halo, Call of Duty, or Assassin's Creed?. [online] Quora. Available from: http://www.quora.com/What-is-the-average-cost-of-development-for-video-games-like-Halo-Call-of-Duty-or-Assassins-Creed [Accessed 30 March 2015]</text:span></text:p>
      <text:p text:style-name="P6"/>
      <text:p text:style-name="P6"/>
      <text:p text:style-name="P9">Back, T., Hammel, U., and Schwefel, H. P. (1997) Evolutionary computation: Comments on the history and current state. <text:span text:style-name="T10">Evolutionary computation, </text:span><text:span text:style-name="T17">1 </text:span>(1) 3-17.</text:p>
      <text:p text:style-name="P6"/>
      <text:p text:style-name="P6">Haupt, R., and Haupt, S. (2004) <text:span text:style-name="T10">Practical genetic algorithms</text:span>. John Wiley &amp; Sons.</text:p>
      <text:p text:style-name="P6"/>
      <text:p text:style-name="P6">Bryant, B., Miikkulainen, R. and Stanley, K. (2005) Real-time neuroevolution in the NERO video game. <text:span text:style-name="T10">Evolutionary Computation, IEEE Transactions,</text:span> 9(6) 653-668.</text:p>
      <text:p text:style-name="P6"/>
      <text:p text:style-name="P6"/>
      <text:p text:style-name="P6">Miikkulainen, R. (2007) Creating intelligent agents in games. <text:span text:style-name="T10">Frontiers of Engineering:: Reports on Leading-Edge Engineering from the 2006 Symposium,</text:span> 15.</text:p>
      <text:p text:style-name="P6"/>
      <text:p text:style-name="P9"><text:span text:style-name="T4">Gartner (2013)</text:span><text:span text:style-name="T5"> </text:span><text:span text:style-name="T11">Gartner Says Worldwide Video Game Market to Total $93 Billion in 2013. </text:span><text:span text:style-name="T17">[online] </text:span><text:span text:style-name="T17">Stamford: Gartner. Available from: http://www.gartner.com/newsroom/id/2614915 [Accessed 1</text:span><text:span text:style-name="T26">st</text:span><text:span text:style-name="T17"> April 2014].</text:span></text:p>
      <text:p text:style-name="P6"/>
      <text:p text:style-name="P6">Guha, R., Hastings, E. and Stanley, K. (2009) Evolving content in the galactic arms race video game. <text:span text:style-name="T10">Computational Intelligence and Games, 2009 </text:span>241-248.</text:p>
      <text:p text:style-name="P6"><text:soft-page-break/></text:p>
      <text:p text:style-name="P6">Aha, D., Muñoz-Avila, H., Ponsen, M. and Spronck, P. (2006) Automatically generating game tactics through evolutionary learning. <text:span text:style-name="T10">AI Magazine</text:span> 27(3) 75-84.</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serif" svg:font-family="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2H27M30S</meta:editing-duration>
    <meta:editing-cycles>223</meta:editing-cycles>
    <meta:generator>OpenOffice.org/3.4.1$Win32 OpenOffice.org_project/341m1$Build-9593</meta:generator>
    <dc:date>2015-04-02T21:08:49.90</dc:date>
    <meta:document-statistic meta:table-count="1" meta:image-count="0" meta:object-count="0" meta:page-count="8" meta:paragraph-count="124" meta:word-count="3808" meta:character-count="24228"/>
    <meta:user-defined meta:name="Info 1"/>
    <meta:user-defined meta:name="Info 2"/>
    <meta:user-defined meta:name="Info 3"/>
    <meta:user-defined meta:name="Info 4"/>
  </office:meta>
</office:document-meta>
</file>